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50000023E5F805B0E15A6C468.png" manifest:media-type="image/png"/>
  <manifest:file-entry manifest:full-path="Pictures/10000001000003C4000002A51BE60299CEE72251.png" manifest:media-type="image/png"/>
  <manifest:file-entry manifest:full-path="Pictures/10000001000003C400000316EA82BDA7F990CB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6f7f6"/>
    </style:style>
    <style:style style:name="P2" style:family="paragraph" style:parent-style-name="Standard">
      <style:text-properties fo:font-weight="bold" officeooo:rsid="0006f7f6" officeooo:paragraph-rsid="0006f7f6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Output:</text:p>
      <text:p text:style-name="P1"><draw:frame draw:style-name="fr2" draw:name="Image1" text:anchor-type="char" svg:x="0.0256in" svg:y="0.1445in" svg:width="5.4118in" svg:height="3.8008in" draw:z-index="0"><draw:image xlink:href="Pictures/10000001000003C4000002A51BE60299CEE722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0839in" svg:y="0.0457in" svg:width="5.4634in" svg:height="4.4764in" draw:z-index="1"><draw:image xlink:href="Pictures/10000001000003C400000316EA82BDA7F990CB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9252in" svg:height="4.1189in" draw:z-index="2"><draw:image xlink:href="Pictures/10000001000003C50000023E5F805B0E15A6C46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8T15:16:57.730000000</dc:date>
    <meta:editing-duration>PT7M46S</meta:editing-duration>
    <meta:editing-cycles>1</meta:editing-cycles>
    <meta:generator>LibreOffice/7.4.2.3$Windows_X86_64 LibreOffice_project/382eef1f22670f7f4118c8c2dd222ec7ad009daf</meta:generator>
    <meta:document-statistic meta:table-count="0" meta:image-count="3" meta:object-count="0" meta:page-count="2" meta:paragraph-count="1" meta:word-count="1" meta:character-count="7" meta:non-whitespace-character-count="7"/>
  </office:meta>
</office:document-meta>
</file>